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'DejaVu Sans Mono', 'Courier New', monospace"/>
    <style:font-face style:name="helvetica" svg:font-family="helvetica, arial, freesans, clean, sans-serif"/>
    <style:font-face style:name="AR PL UKai TW" svg:font-family="'AR PL UKai T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35in" fo:orphans="2" fo:widows="2" fo:text-indent="0in" style:auto-text-indent="false"/>
      <style:text-properties fo:font-variant="normal" fo:text-transform="none" style:use-window-font-color="true" style:font-name="AR PL UKai TW" fo:font-size="12pt" fo:letter-spacing="normal" fo:font-style="normal" fo:font-weight="normal" style:font-name-asian="AR PL UKai TW" style:font-size-asian="12pt" style:font-weight-asian="normal" style:font-size-complex="12pt" style:font-weight-complex="normal"/>
    </style:style>
    <style:style style:name="T1" style:family="text">
      <style:text-properties fo:color="#325d72" style:font-name="helvetica" fo:font-size="17.6499996185303pt" fo:font-weight="bold"/>
    </style:style>
    <style:style style:name="T2" style:family="text">
      <style:text-properties fo:color="#325d72" fo:font-size="17.6499996185303pt" fo:font-weight="bold"/>
    </style:style>
    <style:style style:name="T3" style:family="text">
      <style:text-properties fo:color="#325d72" fo:font-weight="bold"/>
    </style:style>
    <style:style style:name="T4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設定global .gitignore，新增一個 global gitignore file:.gitignore_global，並將檔路徑加入設定檔</text:p>
      <text:p text:style-name="P1">config --global core.excludesfile ~/.gitignore_glob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Monaco" svg:font-family="Monaco, 'DejaVu Sans Mono', 'Courier New', monospace"/>
    <style:font-face style:name="helvetica" svg:font-family="helvetica, arial, freesans, clean, sans-serif"/>
    <style:font-face style:name="AR PL UKai TW" svg:font-family="'AR PL UKai T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Devanagar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2-08-09T12:17:05</meta:creation-date>
    <dc:date>2012-08-09T12:22:54</dc:date>
    <dc:creator>steve </dc:creator>
    <meta:editing-duration>PT1M58S</meta:editing-duration>
    <meta:editing-cycles>1</meta:editing-cycles>
    <meta:document-statistic meta:table-count="0" meta:image-count="0" meta:object-count="0" meta:page-count="1" meta:paragraph-count="2" meta:word-count="11" meta:character-count="128" meta:non-whitespace-character-count="123"/>
    <meta:generator>LibreOffice/3.5$Linux_X86_64 LibreOffice_project/165a79a-7059095-e13bb37-fef39a4-9503d18</meta:generator>
  </office:meta>
</office:document-meta>
</file>